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data_kopei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.202108307752" calcext:value-type="float">
            <text:p>103.2021083077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.2645059300835" calcext:value-type="float">
            <text:p>93.2645059300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.1014823247344" calcext:value-type="float">
            <text:p>86.10148232473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9869470391165" calcext:value-type="float">
            <text:p>79.98694703911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.5540019189565" calcext:value-type="float">
            <text:p>74.55400191895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.6283958855435" calcext:value-type="float">
            <text:p>69.62839588554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.1074981254746" calcext:value-type="float">
            <text:p>65.10749812547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.9234943153809" calcext:value-type="float">
            <text:p>60.92349431538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.028186631689" calcext:value-type="float">
            <text:p>57.0281866316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3855381014201" calcext:value-type="float">
            <text:p>53.38553810142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.9675773321959" calcext:value-type="float">
            <text:p>49.96757733219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.751959269292" calcext:value-type="float">
            <text:p>46.7519592692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7204207086422" calcext:value-type="float">
            <text:p>43.72042070864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.8577543265067" calcext:value-type="float">
            <text:p>40.85775432650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.1511002795418" calcext:value-type="float">
            <text:p>38.1511002795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.5894412305622" calcext:value-type="float">
            <text:p>35.58944123056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.1632326201641" calcext:value-type="float">
            <text:p>33.16323262016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.8641257197613" calcext:value-type="float">
            <text:p>30.86412571976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6847560645071" calcext:value-type="float">
            <text:p>28.68475606450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6185790388087" calcext:value-type="float">
            <text:p>26.61857903880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6597401656807" calcext:value-type="float">
            <text:p>24.65974016568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.8029713988559" calcext:value-type="float">
            <text:p>22.80297139885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0435072103907" calcext:value-type="float">
            <text:p>21.04350721039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.3770159641931" calcext:value-type="float">
            <text:p>19.37701596419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.7995432453281" calcext:value-type="float">
            <text:p>17.79954324532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.3074646494409" calcext:value-type="float">
            <text:p>16.30746464944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.897446136889" calcext:value-type="float">
            <text:p>14.8974461368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5664104944275" calcext:value-type="float">
            <text:p>13.56641049442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.3115087717013" calcext:value-type="float">
            <text:p>12.31150877170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1300958029331" calcext:value-type="float">
            <text:p>11.13009580293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0197091085387" calcext:value-type="float">
            <text:p>10.01970910853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97805061266689" calcext:value-type="float">
            <text:p>8.978050612666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00297072195963" calcext:value-type="float">
            <text:p>8.002970721959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09245439620509" calcext:value-type="float">
            <text:p>7.092454396205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24460890877703" calcext:value-type="float">
            <text:p>6.244608908777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45765304812915" calcext:value-type="float">
            <text:p>5.457653048129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72990755430141" calcext:value-type="float">
            <text:p>4.729907554301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05978661876077" calcext:value-type="float">
            <text:p>4.059786618760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44579030377429" calcext:value-type="float">
            <text:p>3.445790303774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88649776023254" calcext:value-type="float">
            <text:p>2.886497760232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38056114148151" calcext:value-type="float">
            <text:p>2.380561141481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92670012611063" calcext:value-type="float">
            <text:p>1.926700126110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52369697538245" calcext:value-type="float">
            <text:p>1.523696975382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1703920616165" calcext:value-type="float">
            <text:p>1.17039206161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65679812739586" calcext:value-type="float">
            <text:p>0.8656798127395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08505025677175" calcext:value-type="float">
            <text:p>0.6085050256771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97859507589033" calcext:value-type="float">
            <text:p>0.3978595075890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3277900929196" calcext:value-type="float">
            <text:p>0.232779009291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12340419771215" calcext:value-type="float">
            <text:p>0.1123404197712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35659194573498" calcext:value-type="float">
            <text:p>0.0356591945734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886994204483" calcext:value-type="float">
            <text:p>0.0018869942044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0209511519349" calcext:value-type="float">
            <text:p>0.0102095115193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59844469575467" calcext:value-type="float">
            <text:p>0.0598444695754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50039773543426" calcext:value-type="float">
            <text:p>0.1500397735434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80071802143198" calcext:value-type="float">
            <text:p>0.2800718021431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49243825679162" calcext:value-type="float">
            <text:p>0.4492438256791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56884539158853" calcext:value-type="float">
            <text:p>0.6568845391588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02346700222552" calcext:value-type="float">
            <text:p>0.9023467002225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18500586267965" calcext:value-type="float">
            <text:p>1.185005862679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50425919741355" calcext:value-type="float">
            <text:p>1.504259197413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85952439324518" calcext:value-type="float">
            <text:p>1.859524393245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25023863108987" calcext:value-type="float">
            <text:p>2.250238631089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67585762540176" calcext:value-type="float">
            <text:p>2.675857625401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13585472747201" calcext:value-type="float">
            <text:p>3.135854727472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62972008567681" calcext:value-type="float">
            <text:p>3.629720085676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15695985822111" calcext:value-type="float">
            <text:p>4.156959858221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71709547433795" calcext:value-type="float">
            <text:p>4.717095474337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.30966294027667" calcext:value-type="float">
            <text:p>5.30966294027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.93421218673046" calcext:value-type="float">
            <text:p>5.934212186730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59030645466021" calcext:value-type="float">
            <text:p>6.590306454660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27752171673075" calcext:value-type="float">
            <text:p>7.277521716730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99544613181263" calcext:value-type="float">
            <text:p>7.995446131812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74367953022386" calcext:value-type="float">
            <text:p>8.743679530223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52183292757559" calcext:value-type="float">
            <text:p>9.521832927575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3295280652588" calcext:value-type="float">
            <text:p>10.32952806525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.166396975778" calcext:value-type="float">
            <text:p>11.1663969757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.0320815712689" calcext:value-type="float">
            <text:p>12.03208157126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.9262332536775" calcext:value-type="float">
            <text:p>12.92623325367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.8485125451958" calcext:value-type="float">
            <text:p>13.84851254519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.7985887376491" calcext:value-type="float">
            <text:p>14.79858873764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7761395596422" calcext:value-type="float">
            <text:p>15.77613955964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7808508603516" calcext:value-type="float">
            <text:p>16.78085086035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.8124163089325" calcext:value-type="float">
            <text:p>17.81241630893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.870537108596" calcext:value-type="float">
            <text:p>18.8705371085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.9549217244644" calcext:value-type="float">
            <text:p>19.95492172446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.0652856243903" calcext:value-type="float">
            <text:p>21.06528562439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.2013510319758" calcext:value-type="float">
            <text:p>22.20135103197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.3628466910775" calcext:value-type="float">
            <text:p>23.36284669107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.5495076411448" calcext:value-type="float">
            <text:p>24.54950764114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7610750027703" calcext:value-type="float">
            <text:p>25.76107500277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.9972957728801" calcext:value-type="float">
            <text:p>26.99729577288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.2579226290294" calcext:value-type="float">
            <text:p>28.25792262902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9.542713742301" calcext:value-type="float">
            <text:p>29.5427137423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.8514325983425" calcext:value-type="float">
            <text:p>30.85143259834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2.1838478260986" calcext:value-type="float">
            <text:p>32.18384782609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.5397330338369" calcext:value-type="float">
            <text:p>33.53973303383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4.9188666520779" calcext:value-type="float">
            <text:p>34.91886665207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.3210317830689" calcext:value-type="float">
            <text:p>36.32103178306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.7460160564694" calcext:value-type="float">
            <text:p>37.74601605646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.1936114909283" calcext:value-type="float">
            <text:p>39.19361149092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.6636143612514" calcext:value-type="float">
            <text:p>40.66361436125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/00/0000</text:date>, <text:time style:data-style-name="N2" text:time-value="22:19:28.618188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2:22:05.706597341</meta:creation-date>
    <dc:date>2023-08-04T22:22:26.305494676</dc:date>
    <meta:editing-duration>PT59M2S</meta:editing-duration>
    <meta:editing-cycles>3</meta:editing-cycles>
    <meta:generator>LibreOffice/7.1.8.1$Linux_X86_64 LibreOffice_project/10$Build-1</meta:generator>
    <meta:document-statistic meta:table-count="1" meta:cell-count="204" meta:object-count="0"/>
  </office:meta>
</office:document-meta>
</file>